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674cm"/>
      <style:paragraph-properties style:writing-mode="lr-tb"/>
    </style:style>
    <style:style style:name="gr6" style:family="graphic" style:parent-style-name="standard">
      <style:graphic-properties svg:stroke-color="#000000" draw:fill-color="#ff8000" draw:textarea-horizontal-align="justify" draw:textarea-vertical-align="middle" draw:auto-grow-height="false" fo:min-height="0.75cm" fo:min-width="4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8.75cm" fo:min-width="0.5cm"/>
    </style:style>
    <style:style style:name="gr11" style:family="graphic" style:parent-style-name="standard">
      <style:graphic-properties svg:stroke-color="#000000" draw:fill-color="#00a933" draw:textarea-horizontal-align="justify" draw:textarea-vertical-align="middle" draw:auto-grow-height="false" fo:min-height="3.75cm" fo:min-width="0.3cm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556cm" fo:min-width="3.30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278cm" fo:min-width="2.02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5cm" fo:min-width="3.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0.666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 fo:font-weight="normal" style:font-weight-asian="bold" style:font-weight-complex="bold"/>
    </style:style>
    <style:style style:name="P2" style:family="paragraph">
      <loext:graphic-properties draw:fill-color="#ff8000"/>
      <style:paragraph-properties fo:text-align="center" style:writing-mode="lr-tb"/>
      <style:text-properties fo:font-size="13pt" fo:font-weight="normal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77bc65"/>
      <style:paragraph-properties fo:text-align="center" style:writing-mode="lr-tb"/>
      <style:text-properties fo:font-size="13pt" fo:font-weight="normal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ff0000" fo:font-size="18pt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81d41a" fo:font-size="18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3pt" fo:font-weight="normal" style:font-weight-asian="bold" style:font-weight-complex="bold"/>
    </style:style>
    <style:style style:name="T2" style:family="text">
      <style:text-properties fo:color="#ff0000" fo:font-size="18pt" fo:font-weight="bold" style:font-weight-asian="bold" style:font-weight-complex="bold"/>
    </style:style>
    <style:style style:name="T3" style:family="text">
      <style:text-properties fo:color="#81d41a"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cm" svg:height="1cm" svg:x="9cm" svg:y="6cm">
          <text:p text:style-name="P1"><text:span text:style-name="T1">Player update gu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cm" svg:height="1cm" svg:x="3cm" svg:y="1cm">
          <text:p text:style-name="P1"><text:span text:style-name="T1">Start Tur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5cm" svg:y1="2cm" svg:x2="4.5cm" svg:y2="3cm" draw:start-shape="id1" draw:start-glue-point="2" draw:end-shape="id2" draw:end-glue-point="0" svg:d="M4500 2000v1000" svg:viewBox="0 0 1 1001">
          <text:p/>
        </draw:connector>
        <draw:custom-shape draw:style-name="gr4" draw:text-style-name="P4" xml:id="id3" draw:id="id3" draw:layer="layout" svg:width="3cm" svg:height="1cm" svg:x="3cm" svg:y="9cm">
          <text:p text:style-name="P1"><text:span text:style-name="T1">Enact action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5cm" svg:y1="8cm" svg:x2="4.5cm" svg:y2="9cm" draw:end-shape="id3" draw:end-glue-point="0" svg:d="M4500 8000v1000" svg:viewBox="0 0 1 1001">
          <text:p/>
        </draw:connector>
        <draw:custom-shape draw:style-name="gr2" draw:text-style-name="P2" xml:id="id9" draw:id="id9" draw:layer="layout" svg:width="3cm" svg:height="1cm" svg:x="3cm" svg:y="15cm">
          <text:p text:style-name="P1"><text:span text:style-name="T1">End tur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5cm" svg:y1="10cm" svg:x2="4.5cm" svg:y2="12cm" draw:start-shape="id3" draw:start-glue-point="2" draw:end-shape="id4" draw:end-glue-point="0" svg:d="M4500 10000v2000" svg:viewBox="0 0 1 2001">
          <text:p/>
        </draw:connector>
        <draw:custom-shape draw:style-name="gr2" draw:text-style-name="P2" xml:id="id2" draw:id="id2" draw:layer="layout" svg:width="3cm" svg:height="1cm" svg:x="3cm" svg:y="3cm">
          <text:p text:style-name="P1"><text:span text:style-name="T1">Gain inco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3cm" svg:height="1cm" svg:x="3cm" svg:y="7cm">
          <text:p text:style-name="P1"><text:span text:style-name="T1">Play Begi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cm" svg:y1="7.5cm" svg:x2="9cm" svg:y2="6.5cm" draw:start-shape="id5" draw:start-glue-point="1" draw:end-shape="id6" svg:d="M6000 7500h1500v-1000h1500" svg:viewBox="0 0 3001 1001">
          <text:p/>
        </draw:connector>
        <draw:custom-shape draw:style-name="gr2" draw:text-style-name="P2" xml:id="id7" draw:id="id7" draw:layer="layout" svg:width="3cm" svg:height="1cm" svg:x="3cm" svg:y="5cm">
          <text:p text:style-name="P1"><text:span text:style-name="T1">Pay cost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5cm" svg:y1="4cm" svg:x2="4.5cm" svg:y2="5cm" draw:start-shape="id2" draw:start-glue-point="2" draw:end-shape="id7" draw:end-glue-point="0" svg:d="M4500 4000v1000" svg:viewBox="0 0 1 1001">
          <text:p/>
        </draw:connector>
        <draw:connector draw:style-name="gr3" draw:text-style-name="P3" draw:layer="layout" svg:x1="4.5cm" svg:y1="6cm" svg:x2="4.5cm" svg:y2="7cm" draw:end-shape="id5" draw:end-glue-point="0" svg:d="M4500 6000v1000" svg:viewBox="0 0 1 1001">
          <text:p/>
        </draw:connector>
        <draw:custom-shape draw:style-name="gr1" draw:text-style-name="P1" xml:id="id8" draw:id="id8" draw:layer="layout" svg:width="4cm" svg:height="1cm" svg:x="9cm" svg:y="8cm">
          <text:p text:style-name="P1"><text:span text:style-name="T1">AI start planning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cm" svg:y1="7.5cm" svg:x2="9cm" svg:y2="8.5cm" draw:start-shape="id5" draw:start-glue-point="1" draw:end-shape="id8" draw:end-glue-point="3" svg:d="M6000 7500h1500v1000h1500" svg:viewBox="0 0 3001 1001">
          <text:p/>
        </draw:connector>
        <draw:frame draw:style-name="gr5" draw:text-style-name="P5" draw:layer="layout" svg:width="6.174cm" svg:height="3.095cm" svg:x="15.7cm" svg:y="2.3cm">
          <draw:text-box>
            <text:p>Actions available</text:p>
            <text:list text:style-name="L1">
              <text:list-item>
                <text:p>Build structure</text:p>
              </text:list-item>
              <text:list-item>
                <text:p>Upgrade structure</text:p>
              </text:list-item>
              <text:list-item>
                <text:p/>
              </text:list-item>
            </text:list>
          </draw:text-box>
        </draw:frame>
        <draw:custom-shape draw:style-name="gr6" draw:text-style-name="P2" xml:id="id4" draw:id="id4" draw:layer="layout" svg:width="5cm" svg:height="1cm" svg:x="2cm" svg:y="12cm">
          <text:p text:style-name="P1"><text:span text:style-name="T1">Tick production lin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5cm" svg:y1="13cm" svg:x2="4.5cm" svg:y2="15cm" draw:start-shape="id4" draw:start-glue-point="2" draw:end-shape="id9" draw:end-glue-point="0" svg:d="M4500 13000v2000" svg:viewBox="0 0 1 2001">
          <text:p/>
        </draw:connector>
      </draw:page>
      <draw:page draw:name="page2" draw:style-name="dp1" draw:master-page-name="Default">
        <draw:frame draw:style-name="gr7" draw:text-style-name="P5" draw:layer="layout" svg:width="5.535cm" svg:height="0.962cm" svg:x="9.765cm" svg:y="1.038cm">
          <draw:text-box>
            <text:p>Production chains</text:p>
          </draw:text-box>
        </draw:frame>
        <draw:custom-shape draw:style-name="gr8" draw:text-style-name="P6" xml:id="id10" draw:id="id10" draw:layer="layout" svg:width="3cm" svg:height="1cm" svg:x="2cm" svg:y="3cm">
          <text:p text:style-name="P6">Wood</text:p>
          <draw:enhanced-geometry svg:viewBox="0 0 21600 21600" draw:type="rectangle" draw:enhanced-path="M 0 0 L 21600 0 21600 21600 0 21600 0 0 Z N"/>
        </draw:custom-shape>
        <draw:custom-shape draw:style-name="gr8" draw:text-style-name="P6" xml:id="id11" draw:id="id11" draw:layer="layout" svg:width="3cm" svg:height="1cm" svg:x="7cm" svg:y="4cm">
          <text:p text:style-name="P6">Burner</text:p>
          <draw:enhanced-geometry svg:viewBox="0 0 21600 21600" draw:type="rectangle" draw:enhanced-path="M 0 0 L 21600 0 21600 21600 0 21600 0 0 Z N"/>
        </draw:custom-shape>
        <draw:custom-shape draw:style-name="gr8" draw:text-style-name="P6" xml:id="id12" draw:id="id12" draw:layer="layout" svg:width="3cm" svg:height="1cm" svg:x="2cm" svg:y="5cm">
          <text:p text:style-name="P6">Coal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5cm" svg:y1="3.5cm" svg:x2="7cm" svg:y2="4.5cm" draw:start-shape="id10" draw:start-glue-point="1" draw:end-shape="id11" svg:d="M5000 3500h1000v1000h1000" svg:viewBox="0 0 2001 1001">
          <text:p text:style-name="P7">fuel</text:p>
        </draw:connector>
        <draw:connector draw:style-name="gr9" draw:text-style-name="P8" draw:layer="layout" svg:x1="5cm" svg:y1="5.5cm" svg:x2="7cm" svg:y2="4.5cm" draw:start-shape="id12" draw:start-glue-point="1" draw:end-shape="id11" draw:end-glue-point="3" svg:d="M5000 5500h1000v-1000h1000" svg:viewBox="0 0 2001 1001">
          <text:p text:style-name="P7">fuel</text:p>
        </draw:connector>
        <draw:custom-shape draw:style-name="gr8" draw:text-style-name="P6" xml:id="id13" draw:id="id13" draw:layer="layout" svg:width="3cm" svg:height="1cm" svg:x="12cm" svg:y="5cm">
          <text:p text:style-name="P6">Turbine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cm" svg:y1="4.5cm" svg:x2="12cm" svg:y2="5.5cm" draw:start-shape="id11" draw:start-glue-point="1" draw:end-shape="id13" draw:end-glue-point="3" svg:d="M10000 4500h1000v1000h1000" svg:viewBox="0 0 2001 1001">
          <text:p text:style-name="P7">heat</text:p>
        </draw:connector>
        <draw:custom-shape draw:style-name="gr8" draw:text-style-name="P6" xml:id="id14" draw:id="id14" draw:layer="layout" svg:width="3cm" svg:height="1cm" svg:x="12cm" svg:y="2cm">
          <text:p text:style-name="P6">Water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3.5cm" svg:y1="3cm" svg:x2="13.5cm" svg:y2="5cm" draw:start-shape="id14" draw:start-glue-point="2" draw:end-shape="id13" draw:end-glue-point="0" svg:d="M13500 3000v2000" svg:viewBox="0 0 1 2001">
          <text:p text:style-name="P7">water</text:p>
        </draw:connector>
        <draw:custom-shape draw:style-name="gr8" draw:text-style-name="P6" xml:id="id15" draw:id="id15" draw:layer="layout" svg:width="3cm" svg:height="1cm" svg:x="18cm" svg:y="5cm">
          <text:p text:style-name="P6">battery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5cm" svg:y1="5.5cm" svg:x2="18cm" svg:y2="5.5cm" draw:start-shape="id13" draw:start-glue-point="1" draw:end-shape="id15" draw:end-glue-point="3" svg:d="M15000 5500h3000" svg:viewBox="0 0 3001 1">
          <text:p text:style-name="P7">energy</text:p>
        </draw:connector>
      </draw:page>
      <draw:page draw:name="page3" draw:style-name="dp1" draw:master-page-name="Default">
        <draw:custom-shape draw:style-name="gr10" draw:text-style-name="P9" draw:layer="layout" svg:width="1cm" svg:height="9cm" svg:x="1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8cm" svg:height="4cm" svg:x="1.1cm" svg:y="1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cm" svg:height="1cm" svg:x="2cm" svg:y="16cm">
          <draw:text-box>
            <text:p><text:span text:style-name="T2">- 42</text:span></text:p>
          </draw:text-box>
        </draw:frame>
        <draw:frame draw:style-name="gr12" draw:text-style-name="P12" draw:layer="layout" svg:width="3cm" svg:height="1cm" svg:x="2cm" svg:y="15cm">
          <draw:text-box>
            <text:p><text:span text:style-name="T3">+ 69</text:span></text:p>
          </draw:text-box>
        </draw:frame>
        <draw:frame draw:style-name="gr13" draw:text-style-name="P13" draw:layer="layout" svg:width="2.437cm" svg:height="0.962cm" svg:x="2.2cm" svg:y="8.038cm">
          <draw:text-box>
            <text:p><text:span text:style-name="T4">35/100</text:span></text:p>
          </draw:text-box>
        </draw:frame>
        <draw:custom-shape draw:style-name="gr14" draw:text-style-name="P14" draw:layer="layout" svg:width="4cm" svg:height="2cm" svg:x="7cm" svg:y="18cm">
          <text:p text:style-name="P14"><text:span text:style-name="T4">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8cm" svg:height="2.8cm" svg:x="6.4cm" svg:y="14.6cm">
          <text:p text:style-name="P15"><text:span text:style-name="T5">Coal</text:span></text:p>
          <text:p text:style-name="P15"><text:span text:style-name="T5">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8cm" svg:height="2.8cm" svg:x="9.4cm" svg:y="14.6cm">
          <text:p text:style-name="P15"><text:span text:style-name="T5">lumbermi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frame draw:style-name="gr12" draw:text-style-name="P5" draw:layer="layout" svg:width="9.5cm" svg:height="1cm" svg:x="10.6cm" svg:y="1cm">
          <draw:text-box>
            <text:p>Systems design</text:p>
          </draw:text-box>
        </draw:frame>
        <draw:custom-shape draw:style-name="gr16" draw:text-style-name="P16" xml:id="id16" draw:id="id16" draw:layer="layout" svg:width="4.1cm" svg:height="2.1cm" svg:x="3.8cm" svg:y="5.2cm">
          <text:p text:style-name="P16"><text:span text:style-name="T6">Human input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17" draw:id="id17" draw:layer="layout" svg:width="4.1cm" svg:height="2.1cm" svg:x="8.7cm" svg:y="6.6cm">
          <text:p text:style-name="P16"><text:span text:style-name="T6">Player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9cm" svg:y1="6.25cm" svg:x2="8.7cm" svg:y2="7.65cm" draw:start-shape="id16" draw:start-glue-point="1" draw:end-shape="id17" draw:end-glue-point="3" svg:d="M7900 6250h400v1400h400" svg:viewBox="0 0 801 1401">
          <text:p text:style-name="P7"/>
          <text:p text:style-name="P7"/>
        </draw:connector>
        <draw:frame draw:style-name="gr17" draw:text-style-name="P5" draw:layer="layout" svg:width="10.6cm" svg:height="10.916cm" svg:x="18.1cm" svg:y="1.184cm">
          <draw:text-box>
            <text:p><text:span text:style-name="T5">Click: Build </text:span><text:span text:style-name="T5">coal mine</text:span></text:p>
            <text:p><text:span text:style-name="T5">Button </text:span><text:span text:style-name="T5">sends </text:span><text:span text:style-name="T5">callback to </text:span><text:span text:style-name="T5">input</text:span></text:p>
            <text:p><text:span text:style-name="T5">Input sends </text:span><text:span text:style-name="T5">message </text:span><text:span text:style-name="T5">“build coal </text:span><text:span text:style-name="T5">mine” to </text:span><text:span text:style-name="T5">player</text:span></text:p>
            <text:p><text:span text:style-name="T5">&lt;&lt;&lt; what </text:span><text:span text:style-name="T5">goes here? </text:span><text:span text:style-name="T5">&gt;&gt;&gt;</text:span></text:p>
            <text:p><text:span text:style-name="T5">Player </text:span><text:span text:style-name="T5">receives </text:span><text:span text:style-name="T5">message, </text:span><text:span text:style-name="T5">verifies </text:span><text:span text:style-name="T5">action, then </text:span><text:span text:style-name="T5">proceeds to </text:span><text:span text:style-name="T5">execute the </text:span><text:span text:style-name="T5">action</text:span></text:p>
            <text:p><text:span text:style-name="T5">Player </text:span><text:span text:style-name="T5">executing </text:span><text:span text:style-name="T5">action </text:span><text:span text:style-name="T5">modifies the </text:span><text:span text:style-name="T5">game state</text:span></text:p>
            <text:p><text:span text:style-name="T5"/></text:p>
            <text:p/>
          </draw:text-box>
        </draw:frame>
        <draw:custom-shape draw:style-name="gr16" draw:text-style-name="P16" xml:id="id18" draw:id="id18" draw:layer="layout" svg:width="4.1cm" svg:height="2.1cm" svg:x="1.2cm" svg:y="2.4cm">
          <text:p text:style-name="P16"><text:span text:style-name="T6">Build coal mine</text:span></text:p>
          <text:p text:style-name="P16"><text:span text:style-name="T6"><text:s/></text:span><text:span text:style-name="T6">button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3.25cm" svg:y1="4.5cm" svg:x2="3.8cm" svg:y2="6.25cm" draw:start-shape="id18" draw:start-glue-point="2" draw:end-shape="id16" draw:end-glue-point="3" svg:d="M3250 4500v1750h550" svg:viewBox="0 0 551 1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9:59:43.569214593</meta:creation-date>
    <dc:date>2021-11-25T23:37:43.901090369</dc:date>
    <meta:editing-duration>PT4H39M21S</meta:editing-duration>
    <meta:editing-cycles>2</meta:editing-cycles>
    <meta:generator>LibreOffice/6.4.7.2$Linux_X86_64 LibreOffice_project/40$Build-2</meta:generator>
    <meta:document-statistic meta:object-count="45"/>
  </office:meta>
</office:document-meta>
</file>